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 style:master-page-name="Standard">
      <style:table-properties style:width="8.1285in" fo:margin-left="-0.0597in" style:page-number="1" table:align="left" style:writing-mode="lr-tb"/>
    </style:style>
    <style:style style:name="Table1.A" style:family="table-column">
      <style:table-column-properties style:column-width="2.6299in"/>
    </style:style>
    <style:style style:name="Table1.B" style:family="table-column">
      <style:table-column-properties style:column-width="0.1354in"/>
    </style:style>
    <style:style style:name="Table1.C" style:family="table-column">
      <style:table-column-properties style:column-width="2.6139in"/>
    </style:style>
    <style:style style:name="Table1.1" style:family="table-row">
      <style:table-row-properties style:row-height="1in" fo:keep-together="always"/>
    </style:style>
    <style:style style:name="Table1.A1" style:family="table-cell">
      <style:table-cell-properties style:vertical-align="middle" fo:padding-left="0.0597in" fo:padding-right="0.0597in" fo:padding-top="0in" fo:padding-bottom="0in" fo:border="none" style:writing-mode="lr-tb"/>
    </style:style>
    <style:style style:name="Table1.B1" style:family="table-cell">
      <style:table-cell-properties style:vertical-align="top" fo:padding="0in" fo:border-left="none" fo:border-right="none" fo:border-top="1pt solid #ffffff" fo:border-bottom="1pt solid #ffffff" style:writing-mode="lr-tb"/>
    </style:style>
    <style:style style:name="MailMergeTable2017-06-08T15_3a_29_3a_14Z2" style:display-name="MailMergeTable2017-06-08T15:29:14Z2" style:family="table" style:master-page-name="Standard">
      <style:table-properties style:width="8.1285in" fo:margin-left="-0.0597in" style:page-number="1" table:align="left" style:writing-mode="lr-tb"/>
    </style:style>
    <style:style style:name="MailMergeTable2017-06-08T15_3a_29_3a_14Z2.A" style:display-name="MailMergeTable2017-06-08T15:29:14Z2.A" style:family="table-column">
      <style:table-column-properties style:column-width="2.6299in"/>
    </style:style>
    <style:style style:name="MailMergeTable2017-06-08T15_3a_29_3a_14Z2.B" style:display-name="MailMergeTable2017-06-08T15:29:14Z2.B" style:family="table-column">
      <style:table-column-properties style:column-width="0.1354in"/>
    </style:style>
    <style:style style:name="MailMergeTable2017-06-08T15_3a_29_3a_14Z2.C" style:display-name="MailMergeTable2017-06-08T15:29:14Z2.C" style:family="table-column">
      <style:table-column-properties style:column-width="2.6139in"/>
    </style:style>
    <style:style style:name="MailMergeTable2017-06-08T15_3a_29_3a_14Z2.1" style:display-name="MailMergeTable2017-06-08T15:29:14Z2.1" style:family="table-row">
      <style:table-row-properties style:row-height="1in" fo:keep-together="always"/>
    </style:style>
    <style:style style:name="MailMergeTable2017-06-08T15_3a_29_3a_14Z2.A1" style:display-name="MailMergeTable2017-06-08T15:29:14Z2.A1" style:family="table-cell">
      <style:table-cell-properties style:vertical-align="middle" fo:padding-left="0.0597in" fo:padding-right="0.0597in" fo:padding-top="0in" fo:padding-bottom="0in" fo:border="none" style:writing-mode="lr-tb"/>
    </style:style>
    <style:style style:name="MailMergeTable2017-06-08T15_3a_29_3a_14Z2.B1" style:display-name="MailMergeTable2017-06-08T15:29:14Z2.B1" style:family="table-cell">
      <style:table-cell-properties style:vertical-align="top" fo:padding="0in" fo:border-left="none" fo:border-right="none" fo:border-top="1pt solid #ffffff" fo:border-bottom="1pt solid #ffffff" style:writing-mode="lr-tb"/>
    </style:style>
    <style:style style:name="P1" style:family="paragraph" style:parent-style-name="Avery_20_Style_20_1">
      <style:paragraph-properties fo:text-align="center" style:justify-single-word="false" style:snap-to-layout-grid="false"/>
      <style:text-properties style:font-name="Bitstream Charter" fo:font-size="18pt" officeooo:rsid="000663c8" officeooo:paragraph-rsid="000b9da4" style:font-size-asian="15.75pt" style:font-size-complex="18pt"/>
    </style:style>
    <style:style style:name="P2" style:family="paragraph" style:parent-style-name="Standard">
      <style:paragraph-properties style:snap-to-layout-grid="false"/>
      <style:text-properties officeooo:paragraph-rsid="000b9da4"/>
    </style:style>
    <style:style style:name="P3" style:family="paragraph" style:parent-style-name="Standard">
      <style:paragraph-properties fo:margin-top="0in" fo:margin-bottom="0in" loext:contextual-spacing="false" fo:line-height="0.0138in"/>
      <style:text-properties officeooo:paragraph-rsid="000b9da4"/>
    </style:style>
    <style:style style:name="P4" style:family="paragraph">
      <loext:graphic-properties draw:fill="none" draw:fill-color="#ffffff"/>
      <style:paragraph-properties style:writing-mode="lr-tb"/>
    </style:style>
    <style:style style:name="gr1" style:family="graphic">
      <style:graphic-properties draw:stroke="solid" svg:stroke-width="0.0035in" svg:stroke-color="#bfbfbf" draw:stroke-linejoin="miter" svg:stroke-linecap="square" draw:fill="none" draw:fill-color="#ffffff" draw:textarea-horizontal-align="left" draw:textarea-vertical-align="top" draw:auto-grow-height="false" fo:min-height="0.761in" fo:min-width="2.2244in" fo:padding-top="0.0902in" fo:padding-bottom="0.0902in" fo:padding-left="0.1736in" fo:padding-right="0.1736in" fo:wrap-option="wrap" draw:shadow-color="#808080" fo:margin-left="0.1256in" fo:margin-right="0.1256in" style:run-through="foreground" style:wrap="run-through" style:number-wrapped-paragraphs="no-limit" style:vertical-pos="from-top" style:vertical-rel="page" style:horizontal-pos="from-left" style:horizontal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">Room: 916</text:p>
          </table:table-cell>
          <table:table-cell table:style-name="Table1.B1" table:number-rows-spanned="10" office:value-type="string">
            <text:p text:style-name="P2"/>
          </table:table-cell>
          <table:table-cell table:style-name="Table1.A1" office:value-type="string">
            <text:p text:style-name="P1">Room: 936</text:p>
          </table:table-cell>
          <table:table-cell table:style-name="Table1.B1" table:number-rows-spanned="10" office:value-type="string">
            <text:p text:style-name="P2"/>
          </table:table-cell>
          <table:table-cell table:style-name="Table1.A1" office:value-type="string">
            <text:p text:style-name="P1">Room: 953</text:p>
          </table:table-cell>
        </table:table-row>
        <table:table-row table:style-name="Table1.1">
          <table:table-cell table:style-name="Table1.A1" office:value-type="string">
            <text:p text:style-name="P1">Room: 956</text:p>
          </table:table-cell>
          <table:covered-table-cell/>
          <table:table-cell table:style-name="Table1.A1" office:value-type="string">
            <text:p text:style-name="P1">Room: 1029</text:p>
          </table:table-cell>
          <table:covered-table-cell/>
          <table:table-cell table:style-name="Table1.A1" office:value-type="string">
            <text:p text:style-name="P1">Room: 1031</text:p>
          </table:table-cell>
        </table:table-row>
        <table:table-row table:style-name="Table1.1">
          <table:table-cell table:style-name="Table1.A1" office:value-type="string">
            <text:p text:style-name="P1">Room: 1049</text:p>
          </table:table-cell>
          <table:covered-table-cell/>
          <table:table-cell table:style-name="Table1.A1" office:value-type="string">
            <text:p text:style-name="P1">Room: 1051</text:p>
          </table:table-cell>
          <table:covered-table-cell/>
          <table:table-cell table:style-name="Table1.A1" office:value-type="string">
            <text:p text:style-name="P1">Room: 2040</text:p>
          </table:table-cell>
        </table:table-row>
        <table:table-row table:style-name="Table1.1">
          <table:table-cell table:style-name="Table1.A1" office:value-type="string">
            <text:p text:style-name="P1">Room: 2140</text:p>
          </table:table-cell>
          <table:covered-table-cell/>
          <table:table-cell table:style-name="Table1.A1" office:value-type="string">
            <text:p text:style-name="P1">Room: 2240</text:p>
          </table:table-cell>
          <table:covered-table-cell/>
          <table:table-cell table:style-name="Table1.A1" office:value-type="string">
            <text:p text:style-name="P1">Room: 2340</text:p>
          </table:table-cell>
        </table:table-row>
        <table:table-row table:style-name="Table1.1">
          <table:table-cell table:style-name="Table1.A1" office:value-type="string">
            <text:p text:style-name="P1">Room: 2440</text:p>
          </table:table-cell>
          <table:covered-table-cell/>
          <table:table-cell table:style-name="Table1.A1" office:value-type="string">
            <text:p text:style-name="P1">Room: 2540</text:p>
          </table:table-cell>
          <table:covered-table-cell/>
          <table:table-cell table:style-name="Table1.A1" office:value-type="string">
            <text:p text:style-name="P1">Room: 2640</text:p>
          </table:table-cell>
        </table:table-row>
        <table:table-row table:style-name="Table1.1">
          <table:table-cell table:style-name="Table1.A1" office:value-type="string">
            <text:p text:style-name="P1">Room: 2740</text:p>
          </table:table-cell>
          <table:covered-table-cell/>
          <table:table-cell table:style-name="Table1.A1" office:value-type="string">
            <text:p text:style-name="P1">Room: 2918</text:p>
          </table:table-cell>
          <table:covered-table-cell/>
          <table:table-cell table:style-name="Table1.A1" office:value-type="string">
            <text:p text:style-name="P1">Room: Barajas</text:p>
          </table:table-cell>
        </table:table-row>
        <table:table-row table:style-name="Table1.1">
          <table:table-cell table:style-name="Table1.A1" office:value-type="string">
            <text:p text:style-name="P1">Room: Capital A</text:p>
          </table:table-cell>
          <table:covered-table-cell/>
          <table:table-cell table:style-name="Table1.A1" office:value-type="string">
            <text:p text:style-name="P1">Room: Da Vinci A</text:p>
          </table:table-cell>
          <table:covered-table-cell/>
          <table:table-cell table:style-name="Table1.A1" office:value-type="string">
            <text:p text:style-name="P1">Room: Da Vinci B</text:p>
          </table:table-cell>
        </table:table-row>
        <table:table-row table:style-name="Table1.1">
          <table:table-cell table:style-name="Table1.A1" office:value-type="string">
            <text:p text:style-name="P1">Room: Florence</text:p>
          </table:table-cell>
          <table:covered-table-cell/>
          <table:table-cell table:style-name="Table1.A1" office:value-type="string">
            <text:p text:style-name="P1">Room: Gatwick</text:p>
          </table:table-cell>
          <table:covered-table-cell/>
          <table:table-cell table:style-name="Table1.A1" office:value-type="string">
            <text:p text:style-name="P1">Room: Heathrow A</text:p>
          </table:table-cell>
        </table:table-row>
        <table:table-row table:style-name="Table1.1">
          <table:table-cell table:style-name="Table1.A1" office:value-type="string">
            <text:p text:style-name="P1">Room: Heathrow B</text:p>
          </table:table-cell>
          <table:covered-table-cell/>
          <table:table-cell table:style-name="Table1.A1" office:value-type="string">
            <text:p text:style-name="P1">Room: JFK</text:p>
          </table:table-cell>
          <table:covered-table-cell/>
          <table:table-cell table:style-name="Table1.A1" office:value-type="string">
            <text:p text:style-name="P1">Room: John Wayne A</text:p>
          </table:table-cell>
        </table:table-row>
        <table:table-row table:style-name="Table1.1">
          <table:table-cell table:style-name="Table1.A1" office:value-type="string">
            <text:p text:style-name="P1">Room: John Wayne B</text:p>
          </table:table-cell>
          <table:covered-table-cell/>
          <table:table-cell table:style-name="Table1.A1" office:value-type="string">
            <text:p text:style-name="P1">Room: LaGuardia</text:p>
          </table:table-cell>
          <table:covered-table-cell/>
          <table:table-cell table:style-name="Table1.A1" office:value-type="string">
            <text:p text:style-name="P1">Room: Lambert A</text:p>
          </table:table-cell>
        </table:table-row>
      </table:table>
      <text:p text:style-name="P3"/>
      <table:table table:name="MailMergeTable2017-06-08T15:29:14Z2" table:style-name="MailMergeTable2017-06-08T15_3a_29_3a_14Z2">
        <table:table-column table:style-name="MailMergeTable2017-06-08T15_3a_29_3a_14Z2.A"/>
        <table:table-column table:style-name="MailMergeTable2017-06-08T15_3a_29_3a_14Z2.B"/>
        <table:table-column table:style-name="MailMergeTable2017-06-08T15_3a_29_3a_14Z2.C"/>
        <table:table-column table:style-name="MailMergeTable2017-06-08T15_3a_29_3a_14Z2.B"/>
        <table:table-column table:style-name="MailMergeTable2017-06-08T15_3a_29_3a_14Z2.C"/>
        <table:table-row table:style-name="MailMergeTable2017-06-08T15_3a_29_3a_14Z2.1">
          <table:table-cell table:style-name="MailMergeTable2017-06-08T15_3a_29_3a_14Z2.A1" office:value-type="string">
            <text:p text:style-name="P1">Room: Lindbergh A</text:p>
          </table:table-cell>
          <table:table-cell table:style-name="MailMergeTable2017-06-08T15_3a_29_3a_14Z2.B1" table:number-rows-spanned="10" office:value-type="string">
            <text:p text:style-name="P2"/>
          </table:table-cell>
          <table:table-cell table:style-name="MailMergeTable2017-06-08T15_3a_29_3a_14Z2.A1" office:value-type="string">
            <text:p text:style-name="P1">Room: Lindbergh B</text:p>
          </table:table-cell>
          <table:table-cell table:style-name="MailMergeTable2017-06-08T15_3a_29_3a_14Z2.B1" table:number-rows-spanned="10" office:value-type="string">
            <text:p text:style-name="P2"/>
          </table:table-cell>
          <table:table-cell table:style-name="MailMergeTable2017-06-08T15_3a_29_3a_14Z2.A1" office:value-type="string">
            <text:p text:style-name="P1">Room: London</text:p>
          </table:table-cell>
        </table:table-row>
        <table:table-row table:style-name="MailMergeTable2017-06-08T15_3a_29_3a_14Z2.1">
          <table:table-cell table:style-name="MailMergeTable2017-06-08T15_3a_29_3a_14Z2.A1" office:value-type="string">
            <text:p text:style-name="P1">Room: Malpensa</text:p>
          </table:table-cell>
          <table:covered-table-cell/>
          <table:table-cell table:style-name="MailMergeTable2017-06-08T15_3a_29_3a_14Z2.A1" office:value-type="string">
            <text:p text:style-name="P1">Room: McCarran A</text:p>
          </table:table-cell>
          <table:covered-table-cell/>
          <table:table-cell table:style-name="MailMergeTable2017-06-08T15_3a_29_3a_14Z2.A1" office:value-type="string">
            <text:p text:style-name="P1">Room: McCarran B</text:p>
          </table:table-cell>
        </table:table-row>
        <table:table-row table:style-name="MailMergeTable2017-06-08T15_3a_29_3a_14Z2.1">
          <table:table-cell table:style-name="MailMergeTable2017-06-08T15_3a_29_3a_14Z2.A1" office:value-type="string">
            <text:p text:style-name="P1">Room: Mirabel</text:p>
          </table:table-cell>
          <table:covered-table-cell/>
          <table:table-cell table:style-name="MailMergeTable2017-06-08T15_3a_29_3a_14Z2.A1" office:value-type="string">
            <text:p text:style-name="P1">Room: Narita A</text:p>
          </table:table-cell>
          <table:covered-table-cell/>
          <table:table-cell table:style-name="MailMergeTable2017-06-08T15_3a_29_3a_14Z2.A1" office:value-type="string">
            <text:p text:style-name="P1">Room: Narita B</text:p>
          </table:table-cell>
        </table:table-row>
        <table:table-row table:style-name="MailMergeTable2017-06-08T15_3a_29_3a_14Z2.1">
          <table:table-cell table:style-name="MailMergeTable2017-06-08T15_3a_29_3a_14Z2.A1" office:value-type="string">
            <text:p text:style-name="P1">Room: Paris</text:p>
          </table:table-cell>
          <table:covered-table-cell/>
          <table:table-cell table:style-name="MailMergeTable2017-06-08T15_3a_29_3a_14Z2.A1" office:value-type="string">
            <text:p text:style-name="P1">Room: Ronald Reagan</text:p>
          </table:table-cell>
          <table:covered-table-cell/>
          <table:table-cell table:style-name="MailMergeTable2017-06-08T15_3a_29_3a_14Z2.A1" office:value-type="string">
            <text:p text:style-name="P1">Room: SeaTac A</text:p>
          </table:table-cell>
        </table:table-row>
        <table:table-row table:style-name="MailMergeTable2017-06-08T15_3a_29_3a_14Z2.1">
          <table:table-cell table:style-name="MailMergeTable2017-06-08T15_3a_29_3a_14Z2.A1" office:value-type="string">
            <text:p text:style-name="P1">Room: SeaTac B</text:p>
          </table:table-cell>
          <table:covered-table-cell/>
          <table:table-cell table:style-name="MailMergeTable2017-06-08T15_3a_29_3a_14Z2.A1" office:value-type="string">
            <text:p text:style-name="P1">Room: Sky Harbor A</text:p>
          </table:table-cell>
          <table:covered-table-cell/>
          <table:table-cell table:style-name="MailMergeTable2017-06-08T15_3a_29_3a_14Z2.A1" office:value-type="string">
            <text:p text:style-name="P1">Room: Sky Harbor B</text:p>
          </table:table-cell>
        </table:table-row>
        <table:table-row table:style-name="MailMergeTable2017-06-08T15_3a_29_3a_14Z2.1">
          <table:table-cell table:style-name="MailMergeTable2017-06-08T15_3a_29_3a_14Z2.A1" office:value-type="string">
            <text:p text:style-name="P1">Room: Tegel</text:p>
          </table:table-cell>
          <table:covered-table-cell/>
          <table:table-cell table:style-name="MailMergeTable2017-06-08T15_3a_29_3a_14Z2.A1" office:value-type="string">
            <text:p text:style-name="P1">Room: Vienna</text:p>
          </table:table-cell>
          <table:covered-table-cell/>
          <table:table-cell table:style-name="MailMergeTable2017-06-08T15_3a_29_3a_14Z2.A1" office:value-type="string">
            <text:p text:style-name="P1">Room: </text:p>
          </table:table-cell>
        </table:table-row>
        <table:table-row table:style-name="MailMergeTable2017-06-08T15_3a_29_3a_14Z2.1">
          <table:table-cell table:style-name="MailMergeTable2017-06-08T15_3a_29_3a_14Z2.A1" office:value-type="string">
            <text:p text:style-name="P1">Room: </text:p>
          </table:table-cell>
          <table:covered-table-cell/>
          <table:table-cell table:style-name="MailMergeTable2017-06-08T15_3a_29_3a_14Z2.A1" office:value-type="string">
            <text:p text:style-name="P1">Room: </text:p>
          </table:table-cell>
          <table:covered-table-cell/>
          <table:table-cell table:style-name="MailMergeTable2017-06-08T15_3a_29_3a_14Z2.A1" office:value-type="string">
            <text:p text:style-name="P1">Room: </text:p>
          </table:table-cell>
        </table:table-row>
        <table:table-row table:style-name="MailMergeTable2017-06-08T15_3a_29_3a_14Z2.1">
          <table:table-cell table:style-name="MailMergeTable2017-06-08T15_3a_29_3a_14Z2.A1" office:value-type="string">
            <text:p text:style-name="P1">Room: </text:p>
          </table:table-cell>
          <table:covered-table-cell/>
          <table:table-cell table:style-name="MailMergeTable2017-06-08T15_3a_29_3a_14Z2.A1" office:value-type="string">
            <text:p text:style-name="P1">Room: </text:p>
          </table:table-cell>
          <table:covered-table-cell/>
          <table:table-cell table:style-name="MailMergeTable2017-06-08T15_3a_29_3a_14Z2.A1" office:value-type="string">
            <text:p text:style-name="P1">Room: </text:p>
          </table:table-cell>
        </table:table-row>
        <table:table-row table:style-name="MailMergeTable2017-06-08T15_3a_29_3a_14Z2.1">
          <table:table-cell table:style-name="MailMergeTable2017-06-08T15_3a_29_3a_14Z2.A1" office:value-type="string">
            <text:p text:style-name="P1">Room: </text:p>
          </table:table-cell>
          <table:covered-table-cell/>
          <table:table-cell table:style-name="MailMergeTable2017-06-08T15_3a_29_3a_14Z2.A1" office:value-type="string">
            <text:p text:style-name="P1">Room: </text:p>
          </table:table-cell>
          <table:covered-table-cell/>
          <table:table-cell table:style-name="MailMergeTable2017-06-08T15_3a_29_3a_14Z2.A1" office:value-type="string">
            <text:p text:style-name="P1">Room: </text:p>
          </table:table-cell>
        </table:table-row>
        <table:table-row table:style-name="MailMergeTable2017-06-08T15_3a_29_3a_14Z2.1">
          <table:table-cell table:style-name="MailMergeTable2017-06-08T15_3a_29_3a_14Z2.A1" office:value-type="string">
            <text:p text:style-name="P1">Room: </text:p>
          </table:table-cell>
          <table:covered-table-cell/>
          <table:table-cell table:style-name="MailMergeTable2017-06-08T15_3a_29_3a_14Z2.A1" office:value-type="string">
            <text:p text:style-name="P1">Room: </text:p>
          </table:table-cell>
          <table:covered-table-cell/>
          <table:table-cell table:style-name="MailMergeTable2017-06-08T15_3a_29_3a_14Z2.A1" office:value-type="string">
            <text:p text:style-name="P1">Room: </text:p>
          </table:table-cell>
        </table:table-row>
      </table:table>
      <text:p text:style-name="P3"><draw:custom-shape text:anchor-type="char" draw:z-index="30" draw:style-name="gr1" draw:text-style-name="P4" drawooo:display="screen" svg:width="2.6303in" svg:height="1.0004in" svg:x="0.1882in" svg:y="0.5016in"><text:p/><draw:enhanced-geometry svg:viewBox="0 0 21600 21600" draw:path-stretchpoint-x="10800" draw:path-stretchpoint-y="10800" draw:text-areas="?f3 ?f4 ?f5 ?f6" draw:type="round-rectangle" draw:modifiers="216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31" draw:style-name="gr1" draw:text-style-name="P4" drawooo:display="screen" svg:width="2.6303in" svg:height="1.0004in" svg:x="2.9382in" svg:y="0.5016in"><text:p/><draw:enhanced-geometry svg:viewBox="0 0 21600 21600" draw:path-stretchpoint-x="10800" draw:path-stretchpoint-y="10800" draw:text-areas="?f3 ?f4 ?f5 ?f6" draw:type="round-rectangle" draw:modifiers="216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32" draw:style-name="gr1" draw:text-style-name="P4" drawooo:display="screen" svg:width="2.6303in" svg:height="1.0004in" svg:x="5.6882in" svg:y="0.5016in"><text:p/><draw:enhanced-geometry svg:viewBox="0 0 21600 21600" draw:path-stretchpoint-x="10800" draw:path-stretchpoint-y="10800" draw:text-areas="?f3 ?f4 ?f5 ?f6" draw:type="round-rectangle" draw:modifiers="216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33" draw:style-name="gr1" draw:text-style-name="P4" drawooo:display="screen" svg:width="2.6303in" svg:height="1.0004in" svg:x="0.1882in" svg:y="1.5016in"><text:p/><draw:enhanced-geometry svg:viewBox="0 0 21600 21600" draw:path-stretchpoint-x="10800" draw:path-stretchpoint-y="10800" draw:text-areas="?f3 ?f4 ?f5 ?f6" draw:type="round-rectangle" draw:modifiers="216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34" draw:style-name="gr1" draw:text-style-name="P4" drawooo:display="screen" svg:width="2.6303in" svg:height="1.0004in" svg:x="2.9382in" svg:y="1.5016in"><text:p/><draw:enhanced-geometry svg:viewBox="0 0 21600 21600" draw:path-stretchpoint-x="10800" draw:path-stretchpoint-y="10800" draw:text-areas="?f3 ?f4 ?f5 ?f6" draw:type="round-rectangle" draw:modifiers="216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35" draw:style-name="gr1" draw:text-style-name="P4" drawooo:display="screen" svg:width="2.6303in" svg:height="1.0004in" svg:x="5.6882in" svg:y="1.5016in"><text:p/><draw:enhanced-geometry svg:viewBox="0 0 21600 21600" draw:path-stretchpoint-x="10800" draw:path-stretchpoint-y="10800" draw:text-areas="?f3 ?f4 ?f5 ?f6" draw:type="round-rectangle" draw:modifiers="216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36" draw:style-name="gr1" draw:text-style-name="P4" drawooo:display="screen" svg:width="2.6303in" svg:height="1.0004in" svg:x="0.1882in" svg:y="2.5016in"><text:p/><draw:enhanced-geometry svg:viewBox="0 0 21600 21600" draw:path-stretchpoint-x="10800" draw:path-stretchpoint-y="10800" draw:text-areas="?f3 ?f4 ?f5 ?f6" draw:type="round-rectangle" draw:modifiers="216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37" draw:style-name="gr1" draw:text-style-name="P4" drawooo:display="screen" svg:width="2.6303in" svg:height="1.0004in" svg:x="2.9382in" svg:y="2.5016in"><text:p/><draw:enhanced-geometry svg:viewBox="0 0 21600 21600" draw:path-stretchpoint-x="10800" draw:path-stretchpoint-y="10800" draw:text-areas="?f3 ?f4 ?f5 ?f6" draw:type="round-rectangle" draw:modifiers="216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38" draw:style-name="gr1" draw:text-style-name="P4" drawooo:display="screen" svg:width="2.6303in" svg:height="1.0004in" svg:x="5.6882in" svg:y="2.5016in"><text:p/><draw:enhanced-geometry svg:viewBox="0 0 21600 21600" draw:path-stretchpoint-x="10800" draw:path-stretchpoint-y="10800" draw:text-areas="?f3 ?f4 ?f5 ?f6" draw:type="round-rectangle" draw:modifiers="216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39" draw:style-name="gr1" draw:text-style-name="P4" drawooo:display="screen" svg:width="2.6303in" svg:height="1.0004in" svg:x="0.1882in" svg:y="3.5016in"><text:p/><draw:enhanced-geometry svg:viewBox="0 0 21600 21600" draw:path-stretchpoint-x="10800" draw:path-stretchpoint-y="10800" draw:text-areas="?f3 ?f4 ?f5 ?f6" draw:type="round-rectangle" draw:modifiers="216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40" draw:style-name="gr1" draw:text-style-name="P4" drawooo:display="screen" svg:width="2.6303in" svg:height="1.0004in" svg:x="2.9382in" svg:y="3.5016in"><text:p/><draw:enhanced-geometry svg:viewBox="0 0 21600 21600" draw:path-stretchpoint-x="10800" draw:path-stretchpoint-y="10800" draw:text-areas="?f3 ?f4 ?f5 ?f6" draw:type="round-rectangle" draw:modifiers="216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41" draw:style-name="gr1" draw:text-style-name="P4" drawooo:display="screen" svg:width="2.6303in" svg:height="1.0004in" svg:x="5.6882in" svg:y="3.5016in"><text:p/><draw:enhanced-geometry svg:viewBox="0 0 21600 21600" draw:path-stretchpoint-x="10800" draw:path-stretchpoint-y="10800" draw:text-areas="?f3 ?f4 ?f5 ?f6" draw:type="round-rectangle" draw:modifiers="216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42" draw:style-name="gr1" draw:text-style-name="P4" drawooo:display="screen" svg:width="2.6303in" svg:height="1.0004in" svg:x="0.1882in" svg:y="4.5016in"><text:p/><draw:enhanced-geometry svg:viewBox="0 0 21600 21600" draw:path-stretchpoint-x="10800" draw:path-stretchpoint-y="10800" draw:text-areas="?f3 ?f4 ?f5 ?f6" draw:type="round-rectangle" draw:modifiers="216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43" draw:style-name="gr1" draw:text-style-name="P4" drawooo:display="screen" svg:width="2.6303in" svg:height="1.0004in" svg:x="2.9382in" svg:y="4.5016in"><text:p/><draw:enhanced-geometry svg:viewBox="0 0 21600 21600" draw:path-stretchpoint-x="10800" draw:path-stretchpoint-y="10800" draw:text-areas="?f3 ?f4 ?f5 ?f6" draw:type="round-rectangle" draw:modifiers="216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44" draw:style-name="gr1" draw:text-style-name="P4" drawooo:display="screen" svg:width="2.6303in" svg:height="1.0004in" svg:x="5.6882in" svg:y="4.5016in"><text:p/><draw:enhanced-geometry svg:viewBox="0 0 21600 21600" draw:path-stretchpoint-x="10800" draw:path-stretchpoint-y="10800" draw:text-areas="?f3 ?f4 ?f5 ?f6" draw:type="round-rectangle" draw:modifiers="216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45" draw:style-name="gr1" draw:text-style-name="P4" drawooo:display="screen" svg:width="2.6303in" svg:height="1.0004in" svg:x="0.1882in" svg:y="5.5016in"><text:p/><draw:enhanced-geometry svg:viewBox="0 0 21600 21600" draw:path-stretchpoint-x="10800" draw:path-stretchpoint-y="10800" draw:text-areas="?f3 ?f4 ?f5 ?f6" draw:type="round-rectangle" draw:modifiers="216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46" draw:style-name="gr1" draw:text-style-name="P4" drawooo:display="screen" svg:width="2.6303in" svg:height="1.0004in" svg:x="2.9382in" svg:y="5.5016in"><text:p/><draw:enhanced-geometry svg:viewBox="0 0 21600 21600" draw:path-stretchpoint-x="10800" draw:path-stretchpoint-y="10800" draw:text-areas="?f3 ?f4 ?f5 ?f6" draw:type="round-rectangle" draw:modifiers="216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47" draw:style-name="gr1" draw:text-style-name="P4" drawooo:display="screen" svg:width="2.6303in" svg:height="1.0004in" svg:x="5.6882in" svg:y="5.5016in"><text:p/><draw:enhanced-geometry svg:viewBox="0 0 21600 21600" draw:path-stretchpoint-x="10800" draw:path-stretchpoint-y="10800" draw:text-areas="?f3 ?f4 ?f5 ?f6" draw:type="round-rectangle" draw:modifiers="216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48" draw:style-name="gr1" draw:text-style-name="P4" drawooo:display="screen" svg:width="2.6303in" svg:height="1.0004in" svg:x="0.1882in" svg:y="6.5016in"><text:p/><draw:enhanced-geometry svg:viewBox="0 0 21600 21600" draw:path-stretchpoint-x="10800" draw:path-stretchpoint-y="10800" draw:text-areas="?f3 ?f4 ?f5 ?f6" draw:type="round-rectangle" draw:modifiers="216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49" draw:style-name="gr1" draw:text-style-name="P4" drawooo:display="screen" svg:width="2.6303in" svg:height="1.0004in" svg:x="2.9382in" svg:y="6.5016in"><text:p/><draw:enhanced-geometry svg:viewBox="0 0 21600 21600" draw:path-stretchpoint-x="10800" draw:path-stretchpoint-y="10800" draw:text-areas="?f3 ?f4 ?f5 ?f6" draw:type="round-rectangle" draw:modifiers="216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50" draw:style-name="gr1" draw:text-style-name="P4" drawooo:display="screen" svg:width="2.6303in" svg:height="1.0004in" svg:x="5.6882in" svg:y="6.5016in"><text:p/><draw:enhanced-geometry svg:viewBox="0 0 21600 21600" draw:path-stretchpoint-x="10800" draw:path-stretchpoint-y="10800" draw:text-areas="?f3 ?f4 ?f5 ?f6" draw:type="round-rectangle" draw:modifiers="216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51" draw:style-name="gr1" draw:text-style-name="P4" drawooo:display="screen" svg:width="2.6303in" svg:height="1.0004in" svg:x="0.1882in" svg:y="7.5016in"><text:p/><draw:enhanced-geometry svg:viewBox="0 0 21600 21600" draw:path-stretchpoint-x="10800" draw:path-stretchpoint-y="10800" draw:text-areas="?f3 ?f4 ?f5 ?f6" draw:type="round-rectangle" draw:modifiers="216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52" draw:style-name="gr1" draw:text-style-name="P4" drawooo:display="screen" svg:width="2.6303in" svg:height="1.0004in" svg:x="2.9382in" svg:y="7.5016in"><text:p/><draw:enhanced-geometry svg:viewBox="0 0 21600 21600" draw:path-stretchpoint-x="10800" draw:path-stretchpoint-y="10800" draw:text-areas="?f3 ?f4 ?f5 ?f6" draw:type="round-rectangle" draw:modifiers="216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53" draw:style-name="gr1" draw:text-style-name="P4" drawooo:display="screen" svg:width="2.6303in" svg:height="1.0004in" svg:x="5.6882in" svg:y="7.5016in"><text:p/><draw:enhanced-geometry svg:viewBox="0 0 21600 21600" draw:path-stretchpoint-x="10800" draw:path-stretchpoint-y="10800" draw:text-areas="?f3 ?f4 ?f5 ?f6" draw:type="round-rectangle" draw:modifiers="216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54" draw:style-name="gr1" draw:text-style-name="P4" drawooo:display="screen" svg:width="2.6303in" svg:height="1.0004in" svg:x="0.1882in" svg:y="8.5016in"><text:p/><draw:enhanced-geometry svg:viewBox="0 0 21600 21600" draw:path-stretchpoint-x="10800" draw:path-stretchpoint-y="10800" draw:text-areas="?f3 ?f4 ?f5 ?f6" draw:type="round-rectangle" draw:modifiers="216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55" draw:style-name="gr1" draw:text-style-name="P4" drawooo:display="screen" svg:width="2.6303in" svg:height="1.0004in" svg:x="2.9382in" svg:y="8.5016in"><text:p/><draw:enhanced-geometry svg:viewBox="0 0 21600 21600" draw:path-stretchpoint-x="10800" draw:path-stretchpoint-y="10800" draw:text-areas="?f3 ?f4 ?f5 ?f6" draw:type="round-rectangle" draw:modifiers="216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56" draw:style-name="gr1" draw:text-style-name="P4" drawooo:display="screen" svg:width="2.6303in" svg:height="1.0004in" svg:x="5.6882in" svg:y="8.5016in"><text:p/><draw:enhanced-geometry svg:viewBox="0 0 21600 21600" draw:path-stretchpoint-x="10800" draw:path-stretchpoint-y="10800" draw:text-areas="?f3 ?f4 ?f5 ?f6" draw:type="round-rectangle" draw:modifiers="216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57" draw:style-name="gr1" draw:text-style-name="P4" drawooo:display="screen" svg:width="2.6303in" svg:height="1.0004in" svg:x="0.1882in" svg:y="9.5016in"><text:p/><draw:enhanced-geometry svg:viewBox="0 0 21600 21600" draw:path-stretchpoint-x="10800" draw:path-stretchpoint-y="10800" draw:text-areas="?f3 ?f4 ?f5 ?f6" draw:type="round-rectangle" draw:modifiers="216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58" draw:style-name="gr1" draw:text-style-name="P4" drawooo:display="screen" svg:width="2.6303in" svg:height="1.0004in" svg:x="2.9382in" svg:y="9.5016in"><text:p/><draw:enhanced-geometry svg:viewBox="0 0 21600 21600" draw:path-stretchpoint-x="10800" draw:path-stretchpoint-y="10800" draw:text-areas="?f3 ?f4 ?f5 ?f6" draw:type="round-rectangle" draw:modifiers="216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59" draw:style-name="gr1" draw:text-style-name="P4" drawooo:display="screen" svg:width="2.6303in" svg:height="1.0004in" svg:x="5.6882in" svg:y="9.5016in"><text:p/><draw:enhanced-geometry svg:viewBox="0 0 21600 21600" draw:path-stretchpoint-x="10800" draw:path-stretchpoint-y="10800" draw:text-areas="?f3 ?f4 ?f5 ?f6" draw:type="round-rectangle" draw:modifiers="216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fals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fals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loext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very_20_Style_20_1" style:display-name="Avery Style 1" style:family="paragraph">
      <style:paragraph-properties fo:margin-left="0.0398in" fo:margin-right="0.0398in" fo:margin-top="0.0299in" fo:margin-bottom="0.0299in" loext:contextual-spacing="false" fo:orphans="2" fo:widows="2" fo:text-indent="0in" style:auto-text-indent="false"/>
      <style:text-properties fo:color="#000000" style:font-name="Arial" fo:font-family="Arial" style:font-family-generic="swiss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1pt" style:language-complex="ar" style:country-complex="SA" style:font-weight-complex="bold"/>
    </style:style>
    <style:style style:name="Default_20_Paragraph_20_Font" style:display-name="Default Paragraph Font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4165in" fo:margin-left="0.2547in" fo:margin-right="0.3098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8T15:29:15.516689275</meta:creation-date>
    <dc:title>Avery Dennison Template</dc:title>
    <dc:subject>Avery Dennison Template</dc:subject>
    <dc:description>Copyright 2008 Avery Dennison Corporation. All rights reserved.</dc:description>
    <meta:keyword>Avery</meta:keyword>
    <meta:keyword>Templates</meta:keyword>
    <dc:date>2017-06-08T15:30:00.188889911</dc:date>
    <meta:editing-cycles>3</meta:editing-cycles>
    <meta:editing-duration>PT45S</meta:editing-duration>
    <meta:document-statistic meta:table-count="2" meta:image-count="0" meta:object-count="0" meta:page-count="3" meta:paragraph-count="60" meta:word-count="132" meta:character-count="688" meta:non-whitespace-character-count="603"/>
    <meta:generator>LibreOffice/5.1.6.2$Linux_X86_64 LibreOffice_project/10m0$Build-2</meta:generator>
    <meta:user-defined meta:name="productGroup">U-0087-01</meta:user-defined>
    <meta:template xlink:type="simple" xlink:actuate="onRequest" xlink:title="Normal.dotm" xlink:href=""/>
  </office:meta>
</office:document-meta>
</file>